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25d49b" officeooo:paragraph-rsid="0025d49b"/>
    </style:style>
    <style:style style:name="P4" style:family="paragraph" style:parent-style-name="Standard">
      <style:text-properties officeooo:rsid="0037b4b3" officeooo:paragraph-rsid="0025d49b"/>
    </style:style>
    <style:style style:name="P5" style:family="paragraph" style:parent-style-name="Standard">
      <style:text-properties officeooo:rsid="001dad51" officeooo:paragraph-rsid="003ef575"/>
    </style:style>
    <style:style style:name="P6" style:family="paragraph" style:parent-style-name="Standard">
      <style:text-properties officeooo:rsid="002cca78" officeooo:paragraph-rsid="002cca78"/>
    </style:style>
    <style:style style:name="P7" style:family="paragraph" style:parent-style-name="Standard" style:list-style-name="L1">
      <style:text-properties officeooo:rsid="0048b724" officeooo:paragraph-rsid="0048b724"/>
    </style:style>
    <style:style style:name="P8" style:family="paragraph" style:parent-style-name="Standard">
      <style:text-properties officeooo:rsid="00271c23" officeooo:paragraph-rsid="00271c23"/>
    </style:style>
    <style:style style:name="P9" style:family="paragraph" style:parent-style-name="Standard">
      <style:text-properties officeooo:rsid="0048e314" officeooo:paragraph-rsid="0048e314"/>
    </style:style>
    <style:style style:name="P10" style:family="paragraph" style:parent-style-name="Standard">
      <style:text-properties officeooo:rsid="002f49e2" officeooo:paragraph-rsid="002f49e2"/>
    </style:style>
    <style:style style:name="P11" style:family="paragraph" style:parent-style-name="Standard">
      <style:text-properties officeooo:rsid="00326cf8" officeooo:paragraph-rsid="00326cf8"/>
    </style:style>
    <style:style style:name="P12" style:family="paragraph" style:parent-style-name="Standard">
      <style:text-properties officeooo:rsid="0023dc94" officeooo:paragraph-rsid="0023dc94"/>
    </style:style>
    <style:style style:name="P13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46e6e5"/>
    </style:style>
    <style:style style:name="T3" style:family="text">
      <style:text-properties officeooo:rsid="00389dfa"/>
    </style:style>
    <style:style style:name="T4" style:family="text">
      <style:text-properties officeooo:rsid="0048e314"/>
    </style:style>
    <style:style style:name="T5" style:family="text">
      <style:text-properties officeooo:rsid="0040702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>Emergentes de filtros (Cómo hacer)</text:p>
      <text:p text:style-name="P4"/>
      <text:p text:style-name="P5">-------------------------------------------------------------------------------------------------------------------</text:p>
      <text:p text:style-name="P6">ICONS</text:p>
      <text:list text:style-name="L1">
        <text:list-item>
          <text:p text:style-name="P7">Confirmar</text:p>
        </text:list-item>
      </text:list>
      <text:p text:style-name="P6"/>
      <text:p text:style-name="P8">Arreglar posiciones de cambios de ventana y emergentes <text:span text:style-name="T2">(Ver en clase con profe)</text:span></text:p>
      <text:p text:style-name="P9">No resizeable</text:p>
      <text:p text:style-name="P6"/>
      <text:p text:style-name="P10">Normalizar botoneras de las emergentes (Solo son del core <text:span text:style-name="T3">y eliminar </text:span><text:span text:style-name="T4">y añadir equipo</text:span>)</text:p>
      <text:p text:style-name="P8">Normalizar</text:p>
      <text:p text:style-name="P8"/>
      <text:p text:style-name="P8">Cambiar catchs y poner alertas</text:p>
      <text:p text:style-name="P8"/>
      <text:p text:style-name="P8">DAOS <text:span text:style-name="T5">(Hacer anti inyecciones)</text:span></text:p>
      <text:p text:style-name="P2"/>
      <text:p text:style-name="P2"/>
      <text:p text:style-name="P2">----------------------------------------------------------------------------------------------------</text:p>
      <text:p text:style-name="P11">Paso de nombre de equipo a editar equipo (para poder hacer sentencia por nombre)</text:p>
      <text:p text:style-name="P2">-------------------------------------------------------------------------------------------------------------------</text:p>
      <text:p text:style-name="P12">boton eliminar cuenta elimina de bbdd y ejecuta cerrar sesion (Función del botón con el mismo nombre)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14T21:59:08.113000000</dc:date>
    <meta:editing-duration>PT21H25M42S</meta:editing-duration>
    <meta:editing-cycles>32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16" meta:word-count="110" meta:character-count="969" meta:non-whitespace-character-count="876"/>
  </office:meta>
</office:document-meta>
</file>